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top="0.323cm" fo:margin-bottom="0.111cm" loext:contextual-spacing="false"/>
      <style:text-properties style:font-name="Arial" fo:font-size="12pt" fo:font-weight="normal" officeooo:paragraph-rsid="0003d86d" style:font-size-asian="12pt" style:font-weight-asian="normal" style:font-size-complex="12pt" style:font-weight-complex="normal"/>
    </style:style>
    <style:style style:name="P2" style:family="paragraph" style:parent-style-name="Heading_20_1">
      <style:paragraph-properties fo:margin-top="0.222cm" fo:margin-bottom="0.011cm" loext:contextual-spacing="false"/>
      <style:text-properties style:font-name="Arial" fo:font-size="12pt" fo:font-weight="normal" officeooo:paragraph-rsid="00042a3c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cm" fo:margin-bottom="0cm" loext:contextual-spacing="false"/>
      <style:text-properties style:font-name="Arial" fo:font-size="12pt" fo:font-weight="normal" officeooo:rsid="00042a3c" officeooo:paragraph-rsid="00042a3c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cm" fo:margin-bottom="0cm" loext:contextual-spacing="false"/>
      <style:text-properties style:font-name="Arial" fo:font-size="12pt" fo:font-weight="normal" officeooo:rsid="0004ef7b" officeooo:paragraph-rsid="0004ef7b" style:font-size-asian="12pt" style:font-weight-asian="normal" style:font-size-complex="12pt" style:font-weight-complex="normal"/>
    </style:style>
    <style:style style:name="T1" style:family="text">
      <style:text-properties officeooo:rsid="0003d86d"/>
    </style:style>
    <style:style style:name="T2" style:family="text">
      <style:text-properties fo:font-weight="bold" officeooo:rsid="0003d86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48</text:span><text:span text:style-name="T1"> – </text:span>CONFIGURAÇÃO DE REDE BÁSICA – ARQUIVO INTERFACES E COMANDOS IFDOWN E IFUP – LINUX</text:h>
      <text:h text:style-name="P2" text:outline-level="1"><text:span text:style-name="T1">Arquivo /etc/network/interfaces</text:span></text:h>
      <text:h text:style-name="P2" text:outline-level="1"><text:span text:style-name="T1">– Arquivo de configuração de rede.</text:span></text:h>
      <text:p text:style-name="P3"/>
      <text:p text:style-name="P3">Allow-hotplug eth0</text:p>
      <text:p text:style-name="P3">iface eth0 inet static</text:p>
      <text:p text:style-name="P3">address 192.168.10.50</text:p>
      <text:p text:style-name="P3">netmask 255.255.255.0</text:p>
      <text:p text:style-name="P3">network 192.168.10.0</text:p>
      <text:p text:style-name="P3">gateway 192.168.10.1</text:p>
      <text:p text:style-name="P3"/>
      <text:p text:style-name="P3">Para desativar a interface de rede:</text:p>
      <text:p text:style-name="P4">ifconfig [interface] down ou ifdown [interface]</text:p>
      <text:p text:style-name="P4"/>
      <text:p text:style-name="P4">Para ativar a interface de rede:</text:p>
      <text:p text:style-name="P4">ifconfig [interface] up <text:tab/>ou</text:p>
      <text:p text:style-name="P4">ifup [interface]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2T13:52:38.877032666</meta:creation-date>
    <dc:date>2020-04-22T14:56:49.451605720</dc:date>
    <meta:editing-duration>PT53M57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14" meta:word-count="58" meta:character-count="430" meta:non-whitespace-character-count="381"/>
  </office:meta>
</office:document-meta>
</file>